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16ada7"/>
    </style:style>
    <style:style style:name="P3" style:family="paragraph" style:parent-style-name="Heading_20_2">
      <style:text-properties officeooo:paragraph-rsid="00197bdb"/>
    </style:style>
    <style:style style:name="P4" style:family="paragraph" style:parent-style-name="Heading_20_2">
      <style:text-properties officeooo:rsid="00128445" officeooo:paragraph-rsid="00197bdb"/>
    </style:style>
    <style:style style:name="P5" style:family="paragraph" style:parent-style-name="Heading_20_3">
      <style:text-properties officeooo:rsid="00109e20" officeooo:paragraph-rsid="00128445"/>
    </style:style>
    <style:style style:name="P6" style:family="paragraph" style:parent-style-name="Subtitle">
      <style:text-properties officeooo:rsid="000c1390" officeooo:paragraph-rsid="000c1390"/>
    </style:style>
    <style:style style:name="P7" style:family="paragraph" style:parent-style-name="Text_20_body">
      <style:text-properties officeooo:rsid="000de717" officeooo:paragraph-rsid="000de717"/>
    </style:style>
    <style:style style:name="P8" style:family="paragraph" style:parent-style-name="Text_20_body" style:list-style-name="L1">
      <style:text-properties officeooo:rsid="000de717" officeooo:paragraph-rsid="000de717"/>
    </style:style>
    <style:style style:name="P9" style:family="paragraph" style:parent-style-name="Text_20_body" style:list-style-name="L2">
      <style:text-properties officeooo:rsid="000de717" officeooo:paragraph-rsid="000de717"/>
    </style:style>
    <style:style style:name="P10" style:family="paragraph" style:parent-style-name="Text_20_body" style:list-style-name="L3">
      <style:text-properties officeooo:rsid="000de717" officeooo:paragraph-rsid="000de717"/>
    </style:style>
    <style:style style:name="P11" style:family="paragraph" style:parent-style-name="Text_20_body" style:list-style-name="L4">
      <style:text-properties officeooo:rsid="000de717" officeooo:paragraph-rsid="000de717"/>
    </style:style>
    <style:style style:name="P12" style:family="paragraph" style:parent-style-name="Text_20_body" style:list-style-name="L4">
      <style:text-properties officeooo:rsid="000de717" officeooo:paragraph-rsid="000f1021"/>
    </style:style>
    <style:style style:name="P13" style:family="paragraph" style:parent-style-name="Text_20_body" style:list-style-name="L4">
      <style:text-properties officeooo:rsid="000f1021" officeooo:paragraph-rsid="000f1021"/>
    </style:style>
    <style:style style:name="P14" style:family="paragraph" style:parent-style-name="Text_20_body" style:list-style-name="L4">
      <style:text-properties officeooo:rsid="000f247c" officeooo:paragraph-rsid="000f247c"/>
    </style:style>
    <style:style style:name="P15" style:family="paragraph" style:parent-style-name="Text_20_body">
      <style:text-properties officeooo:rsid="00109e20" officeooo:paragraph-rsid="00128445"/>
    </style:style>
    <style:style style:name="P16" style:family="paragraph" style:parent-style-name="Text_20_body">
      <style:text-properties officeooo:rsid="00128445" officeooo:paragraph-rsid="00128445"/>
    </style:style>
    <style:style style:name="P17" style:family="paragraph" style:parent-style-name="Text_20_body" style:list-style-name="L5">
      <style:text-properties officeooo:rsid="00128445" officeooo:paragraph-rsid="00128445"/>
    </style:style>
    <style:style style:name="P18" style:family="paragraph" style:parent-style-name="Text_20_body" style:list-style-name="L5">
      <style:text-properties officeooo:rsid="00148118" officeooo:paragraph-rsid="00148118"/>
    </style:style>
    <style:style style:name="P19" style:family="paragraph" style:parent-style-name="Text_20_body">
      <style:text-properties officeooo:rsid="0014ba6d" officeooo:paragraph-rsid="00197bdb"/>
    </style:style>
    <style:style style:name="P20" style:family="paragraph" style:parent-style-name="Text_20_body">
      <style:text-properties officeooo:rsid="0016ada7" officeooo:paragraph-rsid="0016ada7"/>
    </style:style>
    <style:style style:name="P21" style:family="paragraph" style:parent-style-name="Text_20_body" style:list-style-name="L6">
      <style:text-properties officeooo:rsid="0016ada7" officeooo:paragraph-rsid="0016ada7"/>
    </style:style>
    <style:style style:name="P22" style:family="paragraph" style:parent-style-name="Text_20_body" style:list-style-name="L6">
      <style:text-properties officeooo:rsid="0016ada7" officeooo:paragraph-rsid="00197bdb"/>
    </style:style>
    <style:style style:name="P23" style:family="paragraph" style:parent-style-name="Text_20_body">
      <style:text-properties officeooo:rsid="0016ada7" officeooo:paragraph-rsid="00197bdb"/>
    </style:style>
    <style:style style:name="P24" style:family="paragraph" style:parent-style-name="Text_20_body">
      <style:text-properties officeooo:paragraph-rsid="000c1390"/>
    </style:style>
    <style:style style:name="P25" style:family="paragraph" style:parent-style-name="Text_20_body" style:list-style-name="L5">
      <style:text-properties officeooo:paragraph-rsid="00197bdb"/>
    </style:style>
    <style:style style:name="P26" style:family="paragraph" style:parent-style-name="Text_20_body" style:list-style-name="L6">
      <style:text-properties officeooo:rsid="001ae518" officeooo:paragraph-rsid="001ae518"/>
    </style:style>
    <style:style style:name="P27" style:family="paragraph" style:parent-style-name="Text_20_body" style:list-style-name="L6">
      <style:text-properties officeooo:rsid="001c0edd" officeooo:paragraph-rsid="001c0edd"/>
    </style:style>
    <style:style style:name="P28" style:family="paragraph" style:parent-style-name="Text_20_body">
      <style:text-properties officeooo:rsid="001c0edd" officeooo:paragraph-rsid="001c0edd"/>
    </style:style>
    <style:style style:name="P29" style:family="paragraph" style:parent-style-name="Title">
      <style:text-properties officeooo:paragraph-rsid="000c1390"/>
    </style:style>
    <style:style style:name="P30" style:family="paragraph" style:parent-style-name="Title" style:master-page-name="First_20_Page">
      <style:paragraph-properties style:page-number="auto"/>
      <style:text-properties officeooo:paragraph-rsid="000c1390"/>
    </style:style>
    <style:style style:name="T1" style:family="text">
      <style:text-properties officeooo:rsid="000f1021"/>
    </style:style>
    <style:style style:name="T2" style:family="text">
      <style:text-properties officeooo:rsid="000f247c"/>
    </style:style>
    <style:style style:name="T3" style:family="text">
      <style:text-properties officeooo:rsid="00109e20"/>
    </style:style>
    <style:style style:name="T4" style:family="text">
      <style:text-properties officeooo:rsid="00128445"/>
    </style:style>
    <style:style style:name="T5" style:family="text">
      <style:text-properties officeooo:rsid="0014369b"/>
    </style:style>
    <style:style style:name="T6" style:family="text">
      <style:text-properties officeooo:rsid="00148118"/>
    </style:style>
    <style:style style:name="T7" style:family="text">
      <style:text-properties officeooo:rsid="0016ada7"/>
    </style:style>
    <style:style style:name="T8" style:family="text">
      <style:text-properties officeooo:rsid="001860ad"/>
    </style:style>
    <style:style style:name="T9" style:family="text">
      <style:text-properties officeooo:rsid="00197bdb"/>
    </style:style>
    <style:style style:name="T10" style:family="text">
      <style:text-properties officeooo:rsid="001ae518"/>
    </style:style>
    <style:style style:name="T11" style:family="text">
      <style:text-properties officeooo:rsid="001c0e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9"/>
      <text:p text:style-name="P29"/>
      <text:p text:style-name="P24"/>
      <text:p text:style-name="P29"/>
      <text:p text:style-name="P29">EasyDrinks</text:p>
      <text:p text:style-name="P6">Réalisé par : <text:line-break/>JOFFROY Theo<text:line-break/>LESNIAK Louis</text:p>
      <text:p text:style-name="P6"><text:line-break/>Projet de l’U.E. “Programmation Web”<text:line-break/><text:span text:style-name="T7">Semestre 5 -</text:span> licence informatique<text:line-break/>Faculté des Sciences et Technologies<text:line-break/>Université de Lorraine</text:p>
      <text:h text:style-name="Heading_20_1" text:outline-level="1" text:is-list-header="true"/>
      <text:h text:style-name="P1" text:outline-level="1">Description de l’interface et les fonctionnalitées implantées </text:h>
      <text:h text:style-name="Heading_20_3" text:outline-level="3">Page principale</text:h>
      <text:p text:style-name="P7">L’interface<text:span text:style-name="T3"> </text:span>est décomposé en quatre principales sous-parties.</text:p>
      <text:list xml:id="list3522890078" text:style-name="L4">
        <text:list-item>
          <text:p text:style-name="P11">Le header</text:p>
          <text:p text:style-name="P11">On y trouve le nom du site (cliquable pour retourner à la page principale), et deux images également cliquables ; l’image comportant un dossier avec une étoile dessus symbolise le panier de recettes favorites et l’autre image symbolise un utilisateur.<text:line-break/>Lors d’<text:span text:style-name="T1">un clic sur une des deux images, vous êtes renvoyé à la page correspondante.</text:span></text:p>
        </text:list-item>
        <text:list-item>
          <text:p text:style-name="P12"><text:s/><text:span text:style-name="T1">La partie gauche</text:span></text:p>
          <text:p text:style-name="P13">Elle est composé<text:span text:style-name="T2">e</text:span> d’une liste de catégories cliquables. Lors d’un clic sur l’une d’entre elles, la partie centrale est rafraichi<text:span text:style-name="T2">e</text:span> et la partie de gauche e<text:span text:style-name="T2">s</text:span>t également mise à jour avec les sous-catégories <text:span text:style-name="T3">relatives</text:span> à la catégorie cliquée.</text:p>
        </text:list-item>
        <text:list-item>
          <text:p text:style-name="P13">La partie droite</text:p>
          <text:p text:style-name="P13"><text:span text:style-name="T2">Il y a </text:span>initialement une barre de recherche avec auto-complétion sur les ingrédients avec les boutons ‘+’ et ‘-’ à côté et sous cela un bouton ‘Rechercher des recettes’.<text:line-break/>On peut donc ajouter les ingrédients voulu<text:span text:style-name="T2">s</text:span> via le bouton ‘+’ ou ceux non-voulu en cliquant sur le bouton ‘-’ après avoir effectué une recherche dans la barre.<text:line-break/>Au fur et à mesure des ajouts, les ingrédients apparaissent entre la barre de recherche et le bouton ‘Rechercher des recettes’ avec un bouton ‘X’ à côté. Lors d’un clic sur ce bouton, l’ingrédient est retiré.<text:line-break/>Une fois tous les ingrédients sélectionné<text:span text:style-name="T2">s</text:span>, un clic sur ‘Rechercher des recettes’ rafraichi<text:span text:style-name="T2">t</text:span> la partie centrale en prenant en compte les critères sur les ingrédients.</text:p>
        </text:list-item>
        <text:list-item>
          <text:p text:style-name="P13">La partie centrale</text:p>
          <text:p text:style-name="P14">C’est la partie principale contenant les recettes <text:span text:style-name="T3">relatives</text:span> aux différents critères. À son sommet, on y voit un “Fil d’Arianne” des catégories parcourues (cliquable pour revenir en arrière).<text:line-break/>Une recette est représenté par une boîte contenant un titre, une image et une étoile jaune (vide ou pleine). Lors d’un clic sur l’étoile, on ajoute ou supprime la recette de nos favoris (en fonction de l’état actuel). Si on clique ailleurs dans la boîte, le détail de la recette en question s’affiche (titre, photo, ingrédients nécessaires, préparation). </text:p>
        </text:list-item>
      </text:list>
      <text:h text:style-name="Heading_20_3" text:outline-level="3">Page panier (favori<text:span text:style-name="T4">s</text:span>)</text:h>
      <text:p text:style-name="P15"><text:span text:style-name="T4">Le header est le même que pour la page principale.<text:line-break/>La</text:span> même partie centrale <text:span text:style-name="T4">est la même</text:span> que <text:span text:style-name="T4">pour</text:span> la page principale, <text:span text:style-name="T4">cependant on y a retiré le ‘Fil d’Arianne’.<text:line-break/>La partie gauche et droite on été supprimés.</text:span></text:p>
      <text:h text:style-name="P5" text:outline-level="3"><text:soft-page-break/>Page <text:span text:style-name="T4">utilisateur</text:span></text:h>
      <text:p text:style-name="P16">Cette page diffère en fonction de l’état de connexion.</text:p>
      <text:list xml:id="list3111045674" text:style-name="L5">
        <text:list-item>
          <text:p text:style-name="P17">Vous n’êtes pas connecté</text:p>
          <text:p text:style-name="P17">La page de login s’affiche, composé d’un formulaire composé de deux champs textes à remplir (login et mot de passe) et d’un bouton de validation. On y trouve également un lien cliquable “S’enregistrer”.<text:line-break/>Lors d’un clic sur ce lien, vous êtes renvoyé à la page relative à l’enregistrement d’un utilisateur. Elle est composé des champs : login, mot de passe, sexe, nom, prénom, adresse électronique, date de naissance, adresse postale, code postal, ville, téléphone et d’un bouton de validation. <text:line-break/><text:span text:style-name="T5">Le</text:span> login et le mot de passe sont obligatoires pour l’enregistrement <text:span text:style-name="T5">ou l’</text:span><text:span text:style-name="T6">authentification</text:span>.<text:line-break/><text:span text:style-name="T6">Une fois un des deux formulaires bien rempli, vous êtes connecté et renvoyé à la page principale.</text:span></text:p>
        </text:list-item>
        <text:list-item>
          <text:p text:style-name="P18">Vous êtes connecté</text:p>
          <text:p text:style-name="P25"><text:span text:style-name="T6">La page affiche les informations relatives à votre compte avec la possibilité de vous déconnecter en cliquant sur le bouton correspondant ou de modifier vos informations en appuyant sur le bouton ‘Modifier’. Un clic sur le bouton ‘Modifier’ vous redirige vers un autre formulaire permettant de pouvoir modifier toutes vos informations sauf le login et le mot de passe.</text:span></text:p>
        </text:list-item>
      </text:list>
      <text:h text:style-name="Heading_20_1" text:outline-level="1" text:is-list-header="true">Analyse des points importants et solutions</text:h>
      <text:h text:style-name="P3" text:outline-level="2">Stockage des données et leur organisation.</text:h>
      <text:p text:style-name="P19">Le stockage des données relatives au compte des utilisateurs et des paniers sont respectivement dans les table<text:span text:style-name="T7">s</text:span> utilisateur et panier dans la base de données. Les recettes et la hiérarchie des ingrédients sont restés dans le fichier ‘Donnees.inc.php’ fourni. <text:span text:style-name="T7">Le mot de passe des utilisateurs n’est pas en clair dans la base de données : utilisation des fonctions ‘password_hash’ (avec l’option ‘ PASSWORD_BCRYPT’) et ‘password_verify’ de PHP. </text:span></text:p>
      <text:h text:style-name="P3" text:outline-level="2"><text:span text:style-name="T7">G</text:span>estion/<text:span text:style-name="T7">V</text:span>érification du formulaire</text:h>
      <text:p text:style-name="P23">La vérification des éléments d<text:span text:style-name="T8">es</text:span> formulaires <text:span text:style-name="T8">est</text:span> fait<text:span text:style-name="T8">e</text:span> par des regex <text:span text:style-name="T8">excluant les informations incohérentes et protège</text:span><text:span text:style-name="T9">ant</text:span><text:span text:style-name="T8"> un minimum contre le risque d’injection SQL</text:span>.</text:p>
      <text:h text:style-name="P3" text:outline-level="2"><text:span text:style-name="T7">G</text:span>estion du panier</text:h>
      <text:p text:style-name="P23">On enregistre l’index des recettes dans le tableau ‘favoris’ de la session actuelle. <text:span text:style-name="T8">Une fois l’utilisateur authentifié, on ajoute ces recettes dans la base de données.</text:span></text:p>
      <text:h text:style-name="P3" text:outline-level="2"><text:span text:style-name="T7">T</text:span>raitement de la connexion utilisateur</text:h>
      <text:p text:style-name="P28">Vérification de la correspondance entre le login et le mot de passe fournit via le formulaire (supposé correct) et les informations dans la base de données. Si les informations concordent : on est connecté sinon on affiche un message d’erreur.</text:p>
      <text:h text:style-name="P4" text:outline-level="2" text:is-list-header="true"><text:soft-page-break/></text:h>
      <text:h text:style-name="P2" text:outline-level="1">Description du dossier zip</text:h>
      <text:p text:style-name="P20">Le dossier zip comprend :</text:p>
      <text:list xml:id="list405093353" text:style-name="L6">
        <text:list-item>
          <text:p text:style-name="P21">Ce fichier explicatif</text:p>
        </text:list-item>
        <text:list-item>
          <text:p text:style-name="P21">Dossier ‘compte’ <text:span text:style-name="T9">correspondant </text:span><text:span text:style-name="T10">à </text:span><text:span text:style-name="T9">toute la partie d’authentification</text:span></text:p>
        </text:list-item>
        <text:list-item>
          <text:p text:style-name="P22">Dossier ‘navigation’ <text:s/><text:span text:style-name="T9">correspondant </text:span><text:span text:style-name="T10">à la logique</text:span><text:span text:style-name="T9"> de la navigation via la barre de recherche</text:span></text:p>
        </text:list-item>
        <text:list-item>
          <text:p text:style-name="P21">Dossier ‘img’ comportant nos images (nécessaires au site)</text:p>
        </text:list-item>
        <text:list-item>
          <text:p text:style-name="P21">Dossier ‘Photos’ comportant les photos pour les recettes <text:span text:style-name="T10">(fourni)</text:span></text:p>
        </text:list-item>
        <text:list-item>
          <text:p text:style-name="P21">Donnees.inc.php : <text:span text:style-name="T10">Fichier de la hiérarchie des ingrédients et des recettes (fourni)</text:span></text:p>
        </text:list-item>
        <text:list-item>
          <text:p text:style-name="P26">index.php : Page principale</text:p>
        </text:list-item>
        <text:list-item>
          <text:p text:style-name="P26">panier.php : P<text:span text:style-name="T11">age p</text:span>anier des favoris</text:p>
        </text:list-item>
        <text:list-item>
          <text:p text:style-name="P26">fonctions.php et fonctions.js : Fonctions génériques</text:p>
        </text:list-item>
        <text:list-item>
          <text:p text:style-name="P27">db.php : Communication avec la base de donnée</text:p>
        </text:list-item>
        <text:list-item>
          <text:p text:style-name="P26">install.php : <text:span text:style-name="T11">C</text:span>onstruire la base de données</text:p>
        </text:list-item>
        <text:list-item>
          <text:p text:style-name="P27">style.css : Feuille de style de tout le site</text:p>
        </text:list-item>
        <text:list-item>
          <text:p text:style-name="P27">detailRecette.php, favori.php, recettes.php, recettesSession.php, recherche.php : Servent au backend</text:p>
        </text:list-item>
      </text:list>
      <text:h text:style-name="Heading_20_1" text:outline-level="1">Environement utilisé </text:h>
      <text:p text:style-name="Text_20_body"/>
      <text:p text:style-name="P7">Utilisation de XAMPP sous Ubuntu 22.04 :</text:p>
      <text:list xml:id="list3792461029" text:style-name="L1">
        <text:list-item>
          <text:p text:style-name="P8">Version Apache : 2.4.18</text:p>
        </text:list-item>
        <text:list-item>
          <text:p text:style-name="P8">Version Php : 7.0.8</text:p>
        </text:list-item>
        <text:list-item>
          <text:p text:style-name="P8">Librairies BDD : oci8, mysqli, pdo-mysql</text:p>
        </text:list-item>
      </text:list>
      <text:p text:style-name="P7">BDD : </text:p>
      <text:list xml:id="list965134886" text:style-name="L2">
        <text:list-item>
          <text:p text:style-name="P9">Structure : ‘projet’</text:p>
        </text:list-item>
        <text:list-item>
          <text:p text:style-name="P9">User : ‘root’</text:p>
        </text:list-item>
        <text:list-item>
          <text:p text:style-name="P9">Password : ‘’</text:p>
        </text:list-item>
      </text:list>
      <text:p text:style-name="P7">Hébergement :</text:p>
      <text:list xml:id="list3981357975" text:style-name="L3">
        <text:list-item>
          <text:p text:style-name="P10">Hébergeur : <text:a xlink:type="simple" xlink:href="https://www.000webhost.com/" text:style-name="Internet_20_link" text:visited-style-name="Visited_20_Internet_20_Link">https://www.000webhost.com/</text:a></text:p>
        </text:list-item>
        <text:list-item>
          <text:p text:style-name="P10">Lien de notre site :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draw:fill="none" style:footnote-max-height="0in" loext:margin-gutter="0in">
        <style:columns fo:column-count="1" fo:column-gap="0in"/>
        <style:footnote-sep style:width="0.0071in" style:distance-before-sep="0.0402in" style:distance-after-sep="0.0402in" style:line-style="solid" style:adjustment="center" style:rel-width="25%" style:color="#000000"/>
      </style:page-layout-properties>
      <style:header-style/>
      <style:footer-style/>
    </style:page-layout>
    <style:style style:name="Mdp1" style:family="drawing-page">
      <style:drawing-page-properties draw:fill="none"/>
    </style:style>
  </office:automatic-styles>
  <office:master-styles>
    <style:master-page style:name="Standard" style:page-layout-name="Mpm1"/>
    <style:master-page style:name="Envelope" style:page-layout-name="Mpm2"/>
    <style:master-page style:name="First_20_Page" style:display-name="First Pag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1:08:26.997169449</meta:creation-date>
    <dc:date>2022-12-22T13:21:07.979259102</dc:date>
    <meta:editing-duration>PT26M5S</meta:editing-duration>
    <meta:editing-cycles>5</meta:editing-cycles>
    <meta:generator>LibreOffice/7.3.7.2$Linux_X86_64 LibreOffice_project/30$Build-2</meta:generator>
    <meta:document-statistic meta:table-count="0" meta:image-count="0" meta:object-count="0" meta:page-count="4" meta:paragraph-count="58" meta:word-count="940" meta:character-count="5865" meta:non-whitespace-character-count="4999"/>
  </office:meta>
</office:document-meta>
</file>